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a0c" officeooo:paragraph-rsid="00130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 am using the sketch code for chat app</text:p>
      <text:p text:style-name="P1"/>
      <text:p text:style-name="P1">App name: Whatsapp development</text:p>
      <text:p text:style-name="P1"/>
      <text:p text:style-name="P1">Author: Revathi Navaneethakrishnan</text:p>
      <text:p text:style-name="P1"/>
      <text:p text:style-name="P1">Code:</text:p>
      <text:p text:style-name="P1"/>
      <text:p text:style-name="P1">1.Profile page</text:p>
      <text:p text:style-name="P1"/>
      <text:p text:style-name="P1">2.Messages</text:p>
      <text:p text:style-name="P1"/>
      <text:p text:style-name="P1">3. Last se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1:52:03.865212338</meta:creation-date>
    <dc:date>2022-04-26T11:53:21.836575894</dc:date>
    <meta:editing-duration>PT1M21S</meta:editing-duration>
    <meta:editing-cycles>1</meta:editing-cycles>
    <meta:document-statistic meta:table-count="0" meta:image-count="0" meta:object-count="0" meta:page-count="1" meta:paragraph-count="7" meta:word-count="24" meta:character-count="149" meta:non-whitespace-character-count="132"/>
    <meta:generator>LibreOffice/7.0.6.2$Linux_X86_64 LibreOffice_project/00$Build-2</meta:generator>
  </office:meta>
</office:document-meta>
</file>